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officeooo:rsid="00104982" officeooo:paragraph-rsid="00104982"/>
    </style:style>
    <style:style style:name="P2" style:family="paragraph" style:parent-style-name="Standard" style:list-style-name="L1">
      <style:paragraph-properties fo:margin-top="0.101cm" fo:margin-bottom="0.101cm" loext:contextual-spacing="false"/>
      <style:text-properties officeooo:rsid="00104982" officeooo:paragraph-rsid="00104982"/>
    </style:style>
    <style:style style:name="T1" style:family="text">
      <style:text-properties fo:color="#800000"/>
    </style:style>
    <style:style style:name="T2" style:family="text">
      <style:text-properties fo:color="#ff333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================================ 2018年 <text:s/>6月 26日 火曜日 13:54:47 JST</text:p>
      <text:p text:style-name="P1"/>
      <text:list xml:id="list8706292050110741519" text:style-name="L1">
        <text:list-item>
          <text:p text:style-name="P2">http://nielsswinkels.nl/2014/uncategorized/raspbian-keyboard-shortcut-for-window-management/ ::]14.00</text:p>
          <text:list>
            <text:list-item>
              <text:p text:style-name="P2">http://make-muda.weblike.jp/2015/11/3343/ &lt;= good</text:p>
            </text:list-item>
            <text:list-item>
              <text:p text:style-name="P2">https://raspi-wannabe.com/remote_raspi_tank_webiopi/#PYTHON &lt;= this</text:p>
            </text:list-item>
            <text:list-item>
              <text:p text:style-name="P2">https://raspi-wannabe.com/webiopi_install/ #WebIOPi で遠隔操作（インストール編） &lt;= this</text:p>
            </text:list-item>
            <text:list-item>
              <text:p text:style-name="P2">http://deviceplus.jp/hobby/raspberrypi_entry_030/ <text:span text:style-name="T2">&lt;= ref</text:span> &lt;= this</text:p>
            </text:list-item>
          </text:list>
        </text:list-item>
      </text:list>
      <text:p text:style-name="P1"/>
      <text:p text:style-name="P1">#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officeooo:rsid="000fc37f" style:font-size-asian="20pt" style:font-size-complex="2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4:20:32.588038841</meta:creation-date>
    <dc:date>2018-06-26T14:25:05.352763287</dc:date>
    <meta:editing-duration>PT4M3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7" meta:word-count="51" meta:character-count="471" meta:non-whitespace-character-count="449"/>
  </office:meta>
</office:document-meta>
</file>